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8.43cm"/>
    </style:style>
    <style:style style:name="co14" style:family="table-column">
      <style:table-column-properties fo:break-before="auto" style:column-width="10.47cm"/>
    </style:style>
    <style:style style:name="co15" style:family="table-column">
      <style:table-column-properties fo:break-before="auto" style:column-width="10.165cm"/>
    </style:style>
    <style:style style:name="co16" style:family="table-column">
      <style:table-column-properties fo:break-before="auto" style:column-width="10.063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0.467cm"/>
    </style:style>
    <style:style style:name="co19" style:family="table-column">
      <style:table-column-properties fo:break-before="auto" style:column-width="2.633cm"/>
    </style:style>
    <style:style style:name="co20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fo:border="1.5pt solid 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07">
      <style:table-cell-properties fo:background-color="#ff972f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ff6d"/>
    </style:style>
    <style:style style:name="ce6" style:family="table-cell" style:parent-style-name="Default">
      <style:table-cell-properties fo:background-color="#ffff00" fo:border="1.5pt solid #000000"/>
    </style:style>
    <style:style style:name="ce54" style:family="table-cell" style:parent-style-name="Default">
      <style:table-cell-properties fo:background-color="#dde8cb" fo:border="0.74pt solid #000000"/>
    </style:style>
    <style:style style:name="ce55" style:family="table-cell" style:parent-style-name="Default">
      <style:table-cell-properties fo:background-color="#e0c2cd" fo:border="0.74pt solid #000000"/>
    </style:style>
    <style:style style:name="ce56" style:family="table-cell" style:parent-style-name="Default">
      <style:table-cell-properties fo:background-color="#b3cac7" fo:border="0.74pt solid #000000"/>
    </style:style>
    <style:style style:name="ce57" style:family="table-cell" style:parent-style-name="Default">
      <style:table-cell-properties fo:background-color="#ffd8ce" fo:border="0.74pt solid #000000"/>
    </style:style>
    <style:style style:name="ce11" style:family="table-cell" style:parent-style-name="Default" style:data-style-name="N107">
      <style:table-cell-properties fo:background-color="#729fcf"/>
    </style:style>
    <style:style style:name="ce12" style:family="table-cell" style:parent-style-name="Default" style:data-style-name="N107">
      <style:table-cell-properties fo:background-color="#ffde59"/>
    </style:style>
    <style:style style:name="ce13" style:family="table-cell" style:parent-style-name="Default" style:data-style-name="N107">
      <style:table-cell-properties fo:background-color="#ffff6d"/>
    </style:style>
    <style:style style:name="ce14" style:family="table-cell" style:parent-style-name="Default" style:data-style-name="N107">
      <style:table-cell-properties fo:background-color="#dde8cb" fo:border="0.74pt solid #000000"/>
    </style:style>
    <style:style style:name="ce16" style:family="table-cell" style:parent-style-name="Default" style:data-style-name="N107">
      <style:table-cell-properties fo:background-color="#e0c2cd" fo:border="0.74pt solid #000000"/>
    </style:style>
    <style:style style:name="ce17" style:family="table-cell" style:parent-style-name="Default" style:data-style-name="N107">
      <style:table-cell-properties fo:background-color="#b3cac7" fo:border="0.74pt solid #000000"/>
    </style:style>
    <style:style style:name="ce18" style:family="table-cell" style:parent-style-name="Default" style:data-style-name="N113">
      <style:table-cell-properties fo:background-color="#ffd8ce" fo:border="0.74pt solid #000000"/>
    </style:style>
    <style:style style:name="ce66" style:family="table-cell" style:parent-style-name="Default" style:data-style-name="N107">
      <style:table-cell-properties fo:background-color="#5983b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7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7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fo:background-color="#e6e90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e0c2cd" fo:border="0.74pt solid #000000"/>
    </style:style>
    <style:style style:name="ce9" style:family="table-cell" style:parent-style-name="Default">
      <style:table-cell-properties fo:background-color="#b3cac7" fo:border="0.74pt solid #000000"/>
    </style:style>
    <style:style style:name="ce10" style:family="table-cell" style:parent-style-name="Default">
      <style:table-cell-properties fo:background-color="#ffd8ce" fo:border="0.74pt solid #000000"/>
    </style:style>
    <style:style style:name="ce23" style:family="table-cell" style:parent-style-name="Default" style:data-style-name="N107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07">
      <style:table-cell-properties fo:background-color="#ffffa6"/>
    </style:style>
    <style:style style:name="ce25" style:family="table-cell" style:parent-style-name="Default" style:data-style-name="N107">
      <style:table-cell-properties fo:background-color="#ffffd7"/>
    </style:style>
    <style:style style:name="ce26" style:family="table-cell" style:parent-style-name="Default" style:data-style-name="N107">
      <style:table-cell-properties fo:background-color="#ffff00"/>
    </style:style>
    <style:style style:name="ce89" style:family="table-cell" style:parent-style-name="Default" style:data-style-name="N107"/>
    <style:style style:name="ce79" style:family="table-cell" style:parent-style-name="Default" style:data-style-name="N107">
      <style:table-cell-properties fo:background-color="#81d41a" fo:border="0.74pt solid #000000"/>
    </style:style>
    <style:style style:name="ce29" style:family="table-cell" style:parent-style-name="Default" style:data-style-name="N107">
      <style:table-cell-properties fo:background-color="#afd095" fo:border="0.74pt solid #000000"/>
    </style:style>
    <style:style style:name="ce30" style:family="table-cell" style:parent-style-name="Default" style:data-style-name="N107">
      <style:table-cell-properties fo:background-color="#bf819e" fo:border="0.74pt solid #000000"/>
    </style:style>
    <style:style style:name="ce31" style:family="table-cell" style:parent-style-name="Default" style:data-style-name="N107">
      <style:table-cell-properties fo:background-color="#81aca6" fo:border="0.74pt solid #000000"/>
    </style:style>
    <style:style style:name="ce32" style:family="table-cell" style:parent-style-name="Default" style:data-style-name="N107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07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07">
      <style:table-cell-properties fo:background-color="#ffff00" fo:border="0.74pt solid #000000"/>
    </style:style>
    <style:style style:name="ce41" style:family="table-cell" style:parent-style-name="Default" style:data-style-name="N107">
      <style:table-cell-properties fo:background-color="#ffb66c" fo:border="0.74pt solid #000000"/>
    </style:style>
    <style:style style:name="ce94" style:family="table-cell" style:parent-style-name="Default" style:data-style-name="N109">
      <style:table-cell-properties fo:background-color="#ffb66c" fo:border="0.74pt solid #000000"/>
    </style:style>
    <style:style style:name="ce42" style:family="table-cell" style:parent-style-name="Default" style:data-style-name="N105">
      <style:table-cell-properties fo:background-color="#ffb66c" fo:border="0.74pt solid #000000"/>
    </style:style>
    <style:style style:name="ce43" style:family="table-cell" style:parent-style-name="Default">
      <style:table-cell-properties fo:background-color="#bf0041"/>
    </style:style>
    <style:style style:name="ce4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81d41a" fo:border="0.74pt solid #000000"/>
    </style:style>
    <style:style style:name="ce46" style:family="table-cell" style:parent-style-name="Default" style:data-style-name="N107">
      <style:table-cell-properties fo:background-color="#ffdbb6" fo:border="0.74pt solid #000000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0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costo dei malti'.$A$1:.$A$25029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'costo luppolo'.$A$1:.$A$250])" table:allow-empty-cell="true" table:display-list="unsorted" table:base-cell-address="'modello calcolo'.A18">
          <table:error-message table:message-type="stop" table:display="true"/>
        </table:content-validation>
        <table:content-validation table:name="val3" table:condition="of:cell-content-is-in-list([$'costo lievito'.$A$1:.$A$250])" table:allow-empty-cell="true" table:display-list="unsorted" table:base-cell-address="'modello calcolo'.A26">
          <table:error-message table:message-type="stop" table:display="true"/>
        </table:content-validation>
        <table:content-validation table:name="val4" table:condition="of:cell-content-is-in-list([$'spezie ecc'.$A$1:.$A$250])" table:allow-empty-cell="true" table:display-list="unsorted" table:base-cell-address="'modello calcolo'.A30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9"/>
        <table:table-column table:style-name="co5" table:default-cell-style-name="Default"/>
        <table:table-column table:style-name="co6" table:default-cell-style-name="Default"/>
        <table:table-column table:style-name="co7" table:default-cell-style-name="ce89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+ manodopera</text:p>
          </table:table-cell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23" calcext:value-type="float">
            <text:p>23</text:p>
          </table:table-cell>
          <table:table-cell table:style-name="ce37" table:number-columns-repeated="2"/>
          <table:table-cell table:style-name="ce43" table:number-columns-repeated="2"/>
        </table:table-row>
        <table:table-row table:style-name="ro1">
          <table:table-cell table:style-name="ce2" office:value-type="string" calcext:value-type="string">
            <text:p>costo al litro no vetro:</text:p>
          </table:table-cell>
          <table:table-cell table:style-name="ce11" table:formula="of:=SUM([.F4]/[.E1])" office:value-type="currency" office:currency="EUR" office:value="3.16676" calcext:value-type="currency">
            <text:p>€ 3,17</text:p>
          </table:table-cell>
          <table:table-cell table:style-name="ce66" table:formula="of:=SUM([.B2])*2" office:value-type="currency" office:currency="EUR" office:value="6.33352" calcext:value-type="currency">
            <text:p>€ 6,33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6])" office:value-type="currency" office:currency="EUR" office:value="45.40136" calcext:value-type="currency">
            <text:p>€ 45,4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sto 75cl</text:p>
          </table:table-cell>
          <table:table-cell table:style-name="ce3" table:formula="of:=SUM([.B2]*75)/100+1.5" office:value-type="currency" office:currency="EUR" office:value="3.87507" calcext:value-type="currency">
            <text:p>€ 3,88</text:p>
          </table:table-cell>
          <table:table-cell table:style-name="ce20" table:formula="of:=SUM([.B3])*2" office:value-type="currency" office:currency="EUR" office:value="7.75014" calcext:value-type="currency">
            <text:p>€ 7,75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2])" office:value-type="currency" office:currency="EUR" office:value="27.43412" calcext:value-type="currency">
            <text:p>€ 27,4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66cl</text:p>
          </table:table-cell>
          <table:table-cell table:style-name="ce12" table:formula="of:=SUM([.B2]*66)/100+1.5" office:value-type="currency" office:currency="EUR" office:value="3.5900616" calcext:value-type="currency">
            <text:p>€ 3,59</text:p>
          </table:table-cell>
          <table:table-cell table:style-name="ce21" table:formula="of:=SUM([.B4])*2" office:value-type="currency" office:currency="EUR" office:value="7.1801232" calcext:value-type="currency">
            <text:p>€ 7,18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72.83548" calcext:value-type="currency">
            <text:p>€ 72,8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33cl</text:p>
          </table:table-cell>
          <table:table-cell table:style-name="ce13" table:formula="of:=SUM([.B2]*33)/100+1.5" office:value-type="currency" office:currency="EUR" office:value="2.5450308" calcext:value-type="currency">
            <text:p>€ 2,55</text:p>
          </table:table-cell>
          <table:table-cell table:style-name="ce22" table:formula="of:=SUM([.B5])*2" office:value-type="currency" office:currency="EUR" office:value="5.0900616" calcext:value-type="currency">
            <text:p>€ 5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materiale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quantità al kg</text:p>
          </table:table-cell>
          <table:table-cell table:style-name="ce79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5" office:value-type="string" calcext:value-type="string">
            <text:p>totale ingrediente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Weyermann Premium Pilsner</text:p>
          </table:table-cell>
          <table:table-cell table:style-name="ce14" table:formula="of:=IF([.A8]=&quot;&quot;;&quot;&quot;;(VLOOKUP([.$A8];[$'costo dei malti'.$A$2:.$D$250];4;0)))" office:value-type="currency" office:currency="EUR" office:value="1.836" calcext:value-type="currency">
            <text:p>€ 1,84</text:p>
          </table:table-cell>
          <table:table-cell table:style-name="ce7" office:value-type="float" office:value="4.5" calcext:value-type="float">
            <text:p>4,5</text:p>
          </table:table-cell>
          <table:table-cell table:style-name="ce29" table:formula="of:=IF([.C8]=&quot;&quot;;&quot;&quot;;SUM([.B8]*[.C8]))" office:value-type="currency" office:currency="EUR" office:value="8.262" calcext:value-type="currency">
            <text:p>€ 8,26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$'costo gpl'.D2]" office:value-type="currency" office:currency="EUR" office:value="3.1" calcext:value-type="currency">
            <text:p>€ 3,10</text:p>
          </table:table-cell>
          <table:table-cell table:style-name="ce44" table:formula="of:=[.E1]/25" office:value-type="float" office:value="0.92" calcext:value-type="float">
            <text:p>0,92</text:p>
          </table:table-cell>
          <table:table-cell table:style-name="ce46" table:formula="of:==IF([.H8]=&quot;&quot;;&quot;&quot;;SUM([.G8]*[.H8]))" office:value-type="currency" office:currency="EUR" office:value="2.852" calcext:value-type="currency">
            <text:p>€ 2,85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Weyermann Cara Munich 1 </text:p>
          </table:table-cell>
          <table:table-cell table:style-name="ce14" table:formula="of:=IF([.A9]=&quot;&quot;;&quot;&quot;;(VLOOKUP([.$A9];[$'costo dei malti'.$A$2:.$D$250];4;0)))" office:value-type="currency" office:currency="EUR" office:value="2.98" calcext:value-type="currency">
            <text:p>€ 2,98</text:p>
          </table:table-cell>
          <table:table-cell table:style-name="ce7" office:value-type="float" office:value="0.21" calcext:value-type="float">
            <text:p>0,21</text:p>
          </table:table-cell>
          <table:table-cell table:style-name="ce29" table:formula="of:=IF([.C9]=&quot;&quot;;&quot;&quot;;SUM([.B9]*[.C9]))" office:value-type="currency" office:currency="EUR" office:value="0.6258" calcext:value-type="currency">
            <text:p>€ 0,63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Weyermann Wheat Pale</text:p>
          </table:table-cell>
          <table:table-cell table:style-name="ce14" table:formula="of:=IF([.A10]=&quot;&quot;;&quot;&quot;;(VLOOKUP([.$A10];[$'costo dei malti'.$A$2:.$D$250];4;0)))" office:value-type="currency" office:currency="EUR" office:value="1.38" calcext:value-type="currency">
            <text:p>€ 1,38</text:p>
          </table:table-cell>
          <table:table-cell table:style-name="ce7" office:value-type="float" office:value="0.75" calcext:value-type="float">
            <text:p>0,75</text:p>
          </table:table-cell>
          <table:table-cell table:style-name="ce29" table:formula="of:=IF([.C10]=&quot;&quot;;&quot;&quot;;SUM([.B10]*[.C10]))" office:value-type="currency" office:currency="EUR" office:value="1.035" calcext:value-type="currency">
            <text:p>€ 1,04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94" office:value-type="currency" office:currency="EUR" office:value="0.00361" calcext:value-type="currency">
            <text:p>€ 0,003610</text:p>
          </table:table-cell>
          <table:table-cell table:style-name="ce44" table:formula="of:=[.E1]*4" office:value-type="float" office:value="92" calcext:value-type="float">
            <text:p>92</text:p>
          </table:table-cell>
          <table:table-cell table:style-name="ce46" table:formula="of:==IF([.H10]=&quot;&quot;;&quot;&quot;;SUM([.G10]*[.H10]))" office:value-type="currency" office:currency="EUR" office:value="0.33212" calcext:value-type="currency">
            <text:p>€ 0,33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1]=&quot;&quot;;&quot;&quot;;(VLOOKUP([.$A11];[$'costo dei malti'.$A$2:.$D$250];4;0)))">
            <text:p/>
          </table:table-cell>
          <table:table-cell table:style-name="ce7"/>
          <table:table-cell table:style-name="ce29" table:formula="of:=IF([.C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2" calcext:value-type="currency">
            <text:p>€ 0,02000</text:p>
          </table:table-cell>
          <table:table-cell table:style-name="ce44" table:formula="of:=[.E1]*2" office:value-type="float" office:value="46" calcext:value-type="float">
            <text:p>46</text:p>
          </table:table-cell>
          <table:table-cell table:style-name="ce46" table:formula="of:==IF([.H11]=&quot;&quot;;&quot;&quot;;SUM([.G11]*[.H11]))" office:value-type="currency" office:currency="EUR" office:value="0.92" calcext:value-type="currency">
            <text:p>€ 0,92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2]=&quot;&quot;;&quot;&quot;;(VLOOKUP([.$A12];[$'costo dei malti'.$A$2:.$D$250];4;0)))">
            <text:p/>
          </table:table-cell>
          <table:table-cell table:style-name="ce7"/>
          <table:table-cell table:style-name="ce29" table:formula="of:=IF([.C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3]=&quot;&quot;;&quot;&quot;;(VLOOKUP([.$A13];[$'costo dei malti'.$A$2:.$D$250];4;0)))">
            <text:p/>
          </table:table-cell>
          <table:table-cell table:style-name="ce7"/>
          <table:table-cell table:style-name="ce29" table:formula="of:=IF([.C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4" table:formula="of:=([.E1]/100)+0.1" office:value-type="float" office:value="0.33" calcext:value-type="float">
            <text:p>0,33</text:p>
          </table:table-cell>
          <table:table-cell table:style-name="ce46" table:formula="of:==IF([.H13]=&quot;&quot;;&quot;&quot;;SUM([.G13]*[.H13]))" office:value-type="currency" office:currency="EUR" office:value="0.33" calcext:value-type="currency">
            <text:p>€ 0,33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4]=&quot;&quot;;&quot;&quot;;(VLOOKUP([.$A14];[$'costo dei malti'.$A$2:.$D$250];4;0)))">
            <text:p/>
          </table:table-cell>
          <table:table-cell table:style-name="ce7"/>
          <table:table-cell table:style-name="ce29" table:formula="of:=IF([.C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5]=&quot;&quot;;&quot;&quot;;(VLOOKUP([.$A15];[$'costo dei malti'.$A$2:.$D$250];4;0)))">
            <text:p/>
          </table:table-cell>
          <table:table-cell table:style-name="ce7"/>
          <table:table-cell table:style-name="ce29" table:formula="of:=IF([.C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6]=&quot;&quot;;&quot;&quot;;(VLOOKUP([.$A16];[$'costo dei malti'.$A$2:.$D$250];4;0)))">
            <text:p/>
          </table:table-cell>
          <table:table-cell table:style-name="ce7"/>
          <table:table-cell table:style-name="ce29" table:formula="of:=IF([.C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6" office:value-type="string" calcext:value-type="string">
            <text:p>luppoli</text:p>
          </table:table-cell>
          <table:table-cell table:style-name="ce6" office:value-type="string" calcext:value-type="string">
            <text:p>costo al g</text:p>
          </table:table-cell>
          <table:table-cell table:style-name="ce6" office:value-type="string" calcext:value-type="string">
            <text:p>peso al g.</text:p>
          </table:table-cell>
          <table:table-cell table:style-name="ce79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7]=&quot;&quot;;&quot;&quot;;SUM([.G17]*[.H17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Tettnanger (Pellets)</text:p>
          </table:table-cell>
          <table:table-cell table:style-name="ce16" table:formula="of:=IF([.A18]=&quot;&quot;;&quot;&quot;;VLOOKUP([.A18];[$'costo luppolo'.$A$2:.$D$250];4;0))" office:value-type="currency" office:currency="EUR" office:value="0.03872" calcext:value-type="currency">
            <text:p>€ 0,04</text:p>
          </table:table-cell>
          <table:table-cell table:style-name="ce8" office:value-type="float" office:value="23" calcext:value-type="float">
            <text:p>23</text:p>
          </table:table-cell>
          <table:table-cell table:style-name="ce30" table:formula="of:=IF([.C18]=&quot;&quot;;&quot;&quot;;SUM([.B18]*[.C18]))" office:value-type="currency" office:currency="EUR" office:value="0.89056" calcext:value-type="currency">
            <text:p>€ 0,89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8]=&quot;&quot;;&quot;&quot;;SUM([.G18]*[.H18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19]=&quot;&quot;;&quot;&quot;;VLOOKUP([.A19];[$'costo luppolo'.$A$2:.$D$250];4;0))">
            <text:p/>
          </table:table-cell>
          <table:table-cell table:style-name="ce8"/>
          <table:table-cell table:style-name="ce30" table:formula="of:=IF([.C19]=&quot;&quot;;&quot;&quot;;SUM([.B19]*[.C19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9]=&quot;&quot;;&quot;&quot;;SUM([.G19]*[.H19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0]=&quot;&quot;;&quot;&quot;;VLOOKUP([.A20];[$'costo luppolo'.$A$2:.$D$250];4;0))">
            <text:p/>
          </table:table-cell>
          <table:table-cell table:style-name="ce8"/>
          <table:table-cell table:style-name="ce30" table:formula="of:=IF([.C20]=&quot;&quot;;&quot;&quot;;SUM([.B20]*[.C20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0]=&quot;&quot;;&quot;&quot;;SUM([.G20]*[.H20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1]=&quot;&quot;;&quot;&quot;;VLOOKUP([.A21];[$'costo luppolo'.$A$2:.$D$250];4;0))">
            <text:p/>
          </table:table-cell>
          <table:table-cell table:style-name="ce8"/>
          <table:table-cell table:style-name="ce30" table:formula="of:=IF([.C21]=&quot;&quot;;&quot;&quot;;SUM([.B21]*[.C21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1]=&quot;&quot;;&quot;&quot;;SUM([.G21]*[.H21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2]=&quot;&quot;;&quot;&quot;;VLOOKUP([.A22];[$'costo luppolo'.$A$2:.$D$250];4;0))">
            <text:p/>
          </table:table-cell>
          <table:table-cell table:style-name="ce8"/>
          <table:table-cell table:style-name="ce30" table:formula="of:=IF([.C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2]=&quot;&quot;;&quot;&quot;;SUM([.G22]*[.H22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3]=&quot;&quot;;&quot;&quot;;VLOOKUP([.A23];[$'costo luppolo'.$A$2:.$D$250];4;0))">
            <text:p/>
          </table:table-cell>
          <table:table-cell table:style-name="ce8"/>
          <table:table-cell table:style-name="ce30" table:formula="of:=IF([.C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3]=&quot;&quot;;&quot;&quot;;SUM([.G23]*[.H23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4]=&quot;&quot;;&quot;&quot;;VLOOKUP([.A24];[$'costo luppolo'.$A$2:.$D$250];4;0))">
            <text:p/>
          </table:table-cell>
          <table:table-cell table:style-name="ce8"/>
          <table:table-cell table:style-name="ce30" table:formula="of:=IF([.C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4]=&quot;&quot;;&quot;&quot;;SUM([.G24]*[.H24]))">
            <text:p/>
          </table:table-cell>
        </table:table-row>
        <table:table-row table:style-name="ro1">
          <table:table-cell table:style-name="ce6" office:value-type="string" calcext:value-type="string">
            <text:p>Lievito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bustine</text:p>
          </table:table-cell>
          <table:table-cell table:style-name="ce79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5]=&quot;&quot;;&quot;&quot;;SUM([.G25]*[.H25]))">
            <text:p/>
          </table:table-cell>
        </table:table-row>
        <table:table-row table:style-name="ro1">
          <table:table-cell table:style-name="ce56" table:content-validation-name="val3" office:value-type="string" calcext:value-type="string">
            <text:p><text:s/>LALLEMAND SAISON FARMHOUSE – GR.11</text:p>
          </table:table-cell>
          <table:table-cell table:style-name="ce17" table:formula="of:=IF([.A26]=&quot;&quot;;&quot;&quot;;VLOOKUP([.A26];[$'costo lievito'.$A$1:.$B$250];2;0))" office:value-type="currency" office:currency="EUR" office:value="4.9" calcext:value-type="currency">
            <text:p>€ 4,90</text:p>
          </table:table-cell>
          <table:table-cell table:style-name="ce9" office:value-type="float" office:value="1" calcext:value-type="float">
            <text:p>1</text:p>
          </table:table-cell>
          <table:table-cell table:style-name="ce31" table:formula="of:=IF([.C26]=&quot;&quot;;&quot;&quot;;SUM([.B26]*[.C26]))" office:value-type="currency" office:currency="EUR" office:value="4.9" calcext:value-type="currency">
            <text:p>€ 4,90</text:p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7]=&quot;&quot;;&quot;&quot;;VLOOKUP([.A27];[$'costo lievito'.$A$1:.$B$250];2;0))">
            <text:p/>
          </table:table-cell>
          <table:table-cell table:style-name="ce9"/>
          <table:table-cell table:style-name="ce31" table:formula="of:=IF([.C27]=&quot;&quot;;&quot;&quot;;SUM([.B27]*[.C27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8]=&quot;&quot;;&quot;&quot;;VLOOKUP([.A28];[$'costo lievito'.$A$1:.$B$250];2;0))">
            <text:p/>
          </table:table-cell>
          <table:table-cell table:style-name="ce9"/>
          <table:table-cell table:style-name="ce31" table:formula="of:=IF([.C28]=&quot;&quot;;&quot;&quot;;SUM([.B28]*[.C28]))">
            <text:p/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pezie ecc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peso al g.</text:p>
          </table:table-cell>
          <table:table-cell table:style-name="ce79" office:value-type="string" calcext:value-type="string">
            <text:p>totale</text:p>
          </table:table-cell>
          <table:table-cell table:number-columns-repeated="5"/>
        </table:table-row>
        <table:table-row table:style-name="ro1">
          <table:table-cell table:style-name="ce57" table:content-validation-name="val4" office:value-type="string" calcext:value-type="string">
            <text:p>lamponi</text:p>
          </table:table-cell>
          <table:table-cell table:style-name="ce18" table:formula="of:=IF([.A30]=&quot;&quot;;&quot;&quot;;VLOOKUP([.A30];[$'spezie ecc'.$A$1:.$E$250];4;0))" office:value-type="currency" office:currency="EUR" office:value="14.99" calcext:value-type="currency">
            <text:p>€ 14,9900</text:p>
          </table:table-cell>
          <table:table-cell table:style-name="ce10" office:value-type="float" office:value="1.2" calcext:value-type="float">
            <text:p>1,2</text:p>
          </table:table-cell>
          <table:table-cell table:style-name="ce32" table:formula="of:=IF([.C30]=&quot;&quot;;&quot;&quot;;SUM([.B30]*[.C30]))" office:value-type="currency" office:currency="EUR" office:value="17.988" calcext:value-type="currency">
            <text:p>€ 17,99</text:p>
          </table:table-cell>
          <table:table-cell table:number-columns-repeated="5"/>
        </table:table-row>
        <table:table-row table:style-name="ro1">
          <table:table-cell table:style-name="ce57" table:content-validation-name="val4" office:value-type="string" calcext:value-type="string">
            <text:p>ibisco</text:p>
          </table:table-cell>
          <table:table-cell table:style-name="ce18" table:formula="of:=IF([.A31]=&quot;&quot;;&quot;&quot;;VLOOKUP([.A31];[$'spezie ecc'.$A$1:.$E$250];4;0))" office:value-type="currency" office:currency="EUR" office:value="9" calcext:value-type="currency">
            <text:p>€ 9,0000</text:p>
          </table:table-cell>
          <table:table-cell table:style-name="ce10" office:value-type="float" office:value="1.3" calcext:value-type="float">
            <text:p>1,3</text:p>
          </table:table-cell>
          <table:table-cell table:style-name="ce32" table:formula="of:=IF([.C31]=&quot;&quot;;&quot;&quot;;SUM([.B31]*[.C31]))" office:value-type="currency" office:currency="EUR" office:value="11.7" calcext:value-type="currency">
            <text:p>€ 11,70</text:p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2]=&quot;&quot;;&quot;&quot;;VLOOKUP([.A32];[$'spezie ecc'.$A$1:.$E$250];4;0))">
            <text:p/>
          </table:table-cell>
          <table:table-cell table:style-name="ce10"/>
          <table:table-cell table:style-name="ce32" table:formula="of:=IF([.C32]=&quot;&quot;;&quot;&quot;;SUM([.B32]*[.C32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3]=&quot;&quot;;&quot;&quot;;VLOOKUP([.A33];[$'spezie ecc'.$A$1:.$E$250];4;0))">
            <text:p/>
          </table:table-cell>
          <table:table-cell table:style-name="ce10"/>
          <table:table-cell table:style-name="ce32" table:formula="of:=IF([.C33]=&quot;&quot;;&quot;&quot;;SUM([.B33]*[.C33]))">
            <text:p/>
          </table:table-cell>
          <table:table-cell table:number-columns-repeated="5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sto gpl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costo del gas</text:p>
          </table:table-cell>
          <table:table-cell office:value-type="string" calcext:value-type="string">
            <text:p>costo della bombola </text:p>
          </table:table-cell>
          <table:table-cell table:style-name="ce110" office:value-type="string" calcext:value-type="string">
            <text:p>kg</text:p>
          </table:table-cell>
          <table:table-cell office:value-type="string" calcext:value-type="string">
            <text:p>costo al kg</text:p>
          </table:table-cell>
          <table:table-cell table:content-validation-name="val5"/>
          <table:table-cell table:number-columns-repeated="3"/>
        </table:table-row>
        <table:table-row table:style-name="ro1">
          <table:table-cell office:value-type="string" calcext:value-type="string">
            <text:p>costo della bombola </text:p>
          </table:table-cell>
          <table:table-cell table:style-name="ce89" office:value-type="currency" office:currency="EUR" office:value="62" calcext:value-type="currency">
            <text:p>€ 62,00</text:p>
          </table:table-cell>
          <table:table-cell table:style-name="ce110" office:value-type="float" office:value="20" calcext:value-type="float">
            <text:p>20</text:p>
          </table:table-cell>
          <table:table-cell table:formula="of:=SUM([.B2]/[.C2])" office:value-type="float" office:value="3.1" calcext:value-type="float">
            <text:p>3,1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formula="of:=[$'costo gpl'.D2]" office:value-type="float" office:value="3.1" calcext:value-type="float">
            <text:p>3,1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table:style-name="ce110"/>
        </table:table-row>
      </table:table>
      <table:table table:name="costo dei malti" table:style-name="ta1">
        <table:table-column table:style-name="co13" table:default-cell-style-name="ce110"/>
        <table:table-column table:style-name="co10" table:number-columns-repeated="2" table:default-cell-style-name="ce110"/>
        <table:table-column table:style-name="co10" table:default-cell-style-name="ce119"/>
        <table:table-row table:style-name="ro1">
          <table:table-cell table:style-name="ce111" table:number-columns-repeated="2"/>
          <table:table-cell table:number-columns-repeated="2"/>
        </table:table-row>
        <table:table-row table:style-name="ro1">
          <table:table-cell table:style-name="ce111" office:value-type="string" calcext:value-type="string">
            <text:p>Prodotti</text:p>
          </table:table-cell>
          <table:table-cell table:style-name="ce111" office:value-type="string" calcext:value-type="string">
            <text:p>quantità</text:p>
          </table:table-cell>
          <table:table-cell table:style-name="ce111" office:value-type="string" calcext:value-type="string">
            <text:p>Prezzo</text:p>
          </table:table-cell>
          <table:table-cell office:value-type="string" calcext:value-type="string">
            <text:p>al kg</text:p>
          </table:table-cell>
        </table:table-row>
        <table:table-row table:style-name="ro1">
          <table:table-cell table:style-name="ce112" office:value-type="string" calcext:value-type="string">
            <text:p>Ireks Malto Vienna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9.35" calcext:value-type="currency">
            <text:p>€ 9,35</text:p>
          </table:table-cell>
          <table:table-cell table:formula="of:=SUM([.C3]/[.B3])" office:value-type="currency" office:currency="EUR" office:value="1.87" calcext:value-type="currency">
            <text:p>€ 1,87</text:p>
          </table:table-cell>
        </table:table-row>
        <table:table-row table:style-name="ro1">
          <table:table-cell table:style-name="ce112" office:value-type="string" calcext:value-type="string">
            <text:p>Malto in grani Château Munich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47" calcext:value-type="currency">
            <text:p>€ 2,47</text:p>
          </table:table-cell>
          <table:table-cell table:formula="of:=SUM([.C4]/[.B4])" office:value-type="currency" office:currency="EUR" office:value="2.47" calcext:value-type="currency">
            <text:p>€ 2,47</text:p>
          </table:table-cell>
        </table:table-row>
        <table:table-row table:style-name="ro1">
          <table:table-cell table:style-name="Default" office:value-type="string" calcext:value-type="string">
            <text:p>Malto in grani Pauls LIGHT Chocolate inglese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9" calcext:value-type="currency">
            <text:p>€ 2,90</text:p>
          </table:table-cell>
          <table:table-cell table:formula="of:=SUM([.C5]/[.B5])" office:value-type="currency" office:currency="EUR" office:value="2.9" calcext:value-type="currency">
            <text:p>€ 2,90</text:p>
          </table:table-cell>
        </table:table-row>
        <table:table-row table:style-name="ro1">
          <table:table-cell table:style-name="ce112" office:value-type="string" calcext:value-type="string">
            <text:p>Malto in grani Pauls Melanoidin 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11" calcext:value-type="currency">
            <text:p>€ 11,00</text:p>
          </table:table-cell>
          <table:table-cell table:formula="of:=SUM([.C6]/[.B6])" office:value-type="currency" office:currency="EUR" office:value="2.2" calcext:value-type="currency">
            <text:p>€ 2,20</text:p>
          </table:table-cell>
        </table:table-row>
        <table:table-row table:style-name="ro1">
          <table:table-cell table:style-name="ce112" office:value-type="string" calcext:value-type="string">
            <text:p>Malto in grani Weyermann Cara Munich 1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98" calcext:value-type="currency">
            <text:p>€ 2,98</text:p>
          </table:table-cell>
          <table:table-cell table:formula="of:=SUM([.C7]/[.B7])" office:value-type="currency" office:currency="EUR" office:value="2.98" calcext:value-type="currency">
            <text:p>€ 2,98</text:p>
          </table:table-cell>
        </table:table-row>
        <table:table-row table:style-name="ro1">
          <table:table-cell table:style-name="ce111" office:value-type="string" calcext:value-type="string">
            <text:p>Malto in grani Weyermann Premium Pilsner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45.9" calcext:value-type="currency">
            <text:p>€ 45,90</text:p>
          </table:table-cell>
          <table:table-cell table:formula="of:=SUM([.C8]/[.B8])" office:value-type="currency" office:currency="EUR" office:value="1.836" calcext:value-type="currency">
            <text:p>€ 1,84</text:p>
          </table:table-cell>
        </table:table-row>
        <table:table-row table:style-name="ro1">
          <table:table-cell table:style-name="ce113" office:value-type="string" calcext:value-type="string">
            <text:p>Malto in grani Weyermann Wheat Pale</text:p>
          </table:table-cell>
          <table:table-cell office:value-type="float" office:value="25" calcext:value-type="float">
            <text:p>25</text:p>
          </table:table-cell>
          <table:table-cell table:style-name="ce119" office:value-type="currency" office:currency="EUR" office:value="34.5" calcext:value-type="currency">
            <text:p>€ 34,50</text:p>
          </table:table-cell>
          <table:table-cell table:formula="of:=SUM([.C9]/[.B9])" office:value-type="currency" office:currency="EUR" office:value="1.38" calcext:value-type="currency">
            <text:p>€ 1,38</text:p>
          </table:table-cell>
        </table:table-row>
        <table:table-row table:style-name="ro1">
          <table:table-cell table:style-name="ce111" office:value-type="string" calcext:value-type="string">
            <text:p>Malto Muntons Extra Pale Maris Otter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39.9" calcext:value-type="currency">
            <text:p>€ 39,90</text:p>
          </table:table-cell>
          <table:table-cell table:formula="of:=SUM([.C10]/[.B10])" office:value-type="currency" office:currency="EUR" office:value="1.596" calcext:value-type="currency">
            <text:p>€ 1,60</text:p>
          </table:table-cell>
        </table:table-row>
        <table:table-row table:style-name="ro1">
          <table:table-cell table:style-name="ce112" office:value-type="string" calcext:value-type="string">
            <text:p>Muntons Chocolate 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11.82" calcext:value-type="currency">
            <text:p>€ 11,82</text:p>
          </table:table-cell>
          <table:table-cell table:formula="of:=SUM([.C11]/[.B11])" office:value-type="currency" office:currency="EUR" office:value="2.364" calcext:value-type="currency">
            <text:p>€ 2,36</text:p>
          </table:table-cell>
        </table:table-row>
        <table:table-row table:style-name="ro1">
          <table:table-cell table:style-name="ce111" office:value-type="string" calcext:value-type="string">
            <text:p>Muntons Crystal Malt 150</text:p>
          </table:table-cell>
          <table:table-cell table:style-name="ce111" office:value-type="float" office:value="5" calcext:value-type="float">
            <text:p>5</text:p>
          </table:table-cell>
          <table:table-cell table:style-name="ce119" office:value-type="currency" office:currency="EUR" office:value="9.69" calcext:value-type="currency">
            <text:p>€ 9,69</text:p>
          </table:table-cell>
          <table:table-cell table:formula="of:=SUM([.C12]/[.B12])" office:value-type="currency" office:currency="EUR" office:value="1.938" calcext:value-type="currency">
            <text:p>€ 1,94</text:p>
          </table:table-cell>
        </table:table-row>
        <table:table-row table:style-name="ro1">
          <table:table-cell table:style-name="ce111" office:value-type="string" calcext:value-type="string">
            <text:p>Muntons Crystal Malt 150 kg.25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42.9" calcext:value-type="currency">
            <text:p>€ 42,90</text:p>
          </table:table-cell>
          <table:table-cell table:formula="of:=SUM([.C13]/[.B13])" office:value-type="currency" office:currency="EUR" office:value="1.716" calcext:value-type="currency">
            <text:p>€ 1,72</text:p>
          </table:table-cell>
        </table:table-row>
        <table:table-row table:style-name="ro1">
          <table:table-cell table:style-name="ce112"/>
          <table:table-cell/>
          <table:table-cell table:style-name="ce119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table:style-name="ce119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 table:number-rows-repeated="220">
          <table:table-cell table:number-columns-repeated="4"/>
        </table:table-row>
        <table:table-row table:style-name="ro1" table:number-rows-repeated="10">
          <table:table-cell table:style-name="Default"/>
          <table:table-cell table:number-columns-repeated="3"/>
        </table:table-row>
        <table:table-row table:style-name="ro1" table:number-rows-repeated="10483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sto lievito" table:style-name="ta1">
        <table:table-column table:style-name="co14" table:default-cell-style-name="Default"/>
        <table:table-column table:style-name="co10" table:default-cell-style-name="ce89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1019" table:default-cell-style-name="Default"/>
        <table:table-row table:style-name="ro1">
          <table:table-cell table:style-name="ce110" office:value-type="string" calcext:value-type="string">
            <text:p>lievito</text:p>
          </table:table-cell>
          <table:table-cell table:style-name="ce119" office:value-type="string" calcext:value-type="string">
            <text:p>costo singolo</text:p>
          </table:table-cell>
          <table:table-cell table:style-name="ce110"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BELLE SAISON -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NOTTINGHAM ALE -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VERDANT IPA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New England 11 gr Lallemand Danstar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entis SAF-LAGER W-34/70 - 11,5 g</text:p>
          </table:table-cell>
          <table:table-cell table:style-name="ce119" office:value-type="currency" office:currency="EUR" office:value="5.16" calcext:value-type="currency">
            <text:p>€ 5,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SAISON FARMHOUSE – GR.11</text:p>
          </table:table-cell>
          <table:table-cell table:style-name="ce119" office:value-type="currency" office:currency="EUR" office:value="4.9" calcext:value-type="currency">
            <text:p>€ 4,90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o luppolo" table:style-name="ta1">
        <table:table-column table:style-name="co16" table:default-cell-style-name="Default"/>
        <table:table-column table:style-name="co17" table:default-cell-style-name="ce110"/>
        <table:table-column table:style-name="co10" table:number-columns-repeated="2" table:default-cell-style-name="ce89"/>
        <table:table-row table:style-name="ro1">
          <table:table-cell office:value-type="string" calcext:value-type="string">
            <text:p>luppolo </text:p>
          </table:table-cell>
          <table:table-cell office:value-type="string" calcext:value-type="string">
            <text:p>quantità in grammi</text:p>
          </table:table-cell>
          <table:table-cell office:value-type="string" calcext:value-type="string">
            <text:p>costo lotto</text:p>
          </table:table-cell>
          <table:table-cell office:value-type="string" calcext:value-type="string">
            <text:p>costo al g</text:p>
          </table:table-cell>
        </table:table-row>
        <table:table-row table:style-name="ro1">
          <table:table-cell office:value-type="string" calcext:value-type="string">
            <text:p>Luppolo EAST KENT GOLDINGS - Pellet 250 gr CROP 2021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9" calcext:value-type="currency">
            <text:p>€ 9,00</text:p>
          </table:table-cell>
          <table:table-cell table:formula="of:=SUM([.C2]/[.B2])" office:value-type="currency" office:currency="EUR" office:value="0.036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WARRIOR - Pellet 250 gr CROP 2022</text:p>
          </table:table-cell>
          <table:table-cell table:style-name="ce111" office:value-type="float" office:value="250" calcext:value-type="float">
            <text:p>250</text:p>
          </table:table-cell>
          <table:table-cell table:style-name="ce120" office:value-type="currency" office:currency="EUR" office:value="8" calcext:value-type="currency">
            <text:p>€ 8,00</text:p>
          </table:table-cell>
          <table:table-cell table:formula="of:=SUM([.C3]/[.B3])" office:value-type="currency" office:currency="EUR" office:value="0.032" calcext:value-type="currency">
            <text:p>€ 0,03</text:p>
          </table:table-cell>
        </table:table-row>
        <table:table-row table:style-name="ro1">
          <table:table-cell table:style-name="ce113" office:value-type="string" calcext:value-type="string">
            <text:p>Luppolo Tettnanger (Pellets)</text:p>
          </table:table-cell>
          <table:table-cell table:style-name="ce111" office:value-type="float" office:value="250" calcext:value-type="float">
            <text:p>250</text:p>
          </table:table-cell>
          <table:table-cell table:style-name="ce122" office:value-type="currency" office:currency="EUR" office:value="9.68" calcext:value-type="currency">
            <text:p>€ 9,68</text:p>
          </table:table-cell>
          <table:table-cell table:formula="of:=SUM([.C4]/[.B4])" office:value-type="currency" office:currency="EUR" office:value="0.03872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HERSBRUCKER</text:p>
          </table:table-cell>
          <table:table-cell table:style-name="ce111" office:value-type="float" office:value="100" calcext:value-type="float">
            <text:p>100</text:p>
          </table:table-cell>
          <table:table-cell table:style-name="ce120" office:value-type="currency" office:currency="EUR" office:value="4.2" calcext:value-type="currency">
            <text:p>€ 4,20</text:p>
          </table:table-cell>
          <table:table-cell table:formula="of:=SUM([.C5]/[.B5])" office:value-type="currency" office:currency="EUR" office:value="0.042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TARGET</text:p>
          </table:table-cell>
          <table:table-cell table:style-name="ce111" office:value-type="float" office:value="100" calcext:value-type="float">
            <text:p>100</text:p>
          </table:table-cell>
          <table:table-cell table:style-name="ce120" office:value-type="currency" office:currency="EUR" office:value="4" calcext:value-type="currency">
            <text:p>€ 4,00</text:p>
          </table:table-cell>
          <table:table-cell table:formula="of:=SUM([.C6]/[.B6])" office:value-type="currency" office:currency="EUR" office:value="0.04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CHALLENGER</text:p>
          </table:table-cell>
          <table:table-cell table:style-name="ce111" office:value-type="float" office:value="100" calcext:value-type="float">
            <text:p>100</text:p>
          </table:table-cell>
          <table:table-cell office:value-type="currency" office:currency="EUR" office:value="4.7" calcext:value-type="currency">
            <text:p>€ 4,70</text:p>
          </table:table-cell>
          <table:table-cell table:formula="of:=SUM([.C7]/[.B7])" office:value-type="currency" office:currency="EUR" office:value="0.047" calcext:value-type="currency">
            <text:p>€ 0,05</text:p>
          </table:table-cell>
        </table:table-row>
        <table:table-row table:style-name="ro1">
          <table:table-cell table:style-name="ce113" office:value-type="string" calcext:value-type="string">
            <text:p>Luppolo CASCADE</text:p>
          </table:table-cell>
          <table:table-cell table:style-name="ce111" office:value-type="float" office:value="100" calcext:value-type="float">
            <text:p>100</text:p>
          </table:table-cell>
          <table:table-cell office:value-type="currency" office:currency="EUR" office:value="3" calcext:value-type="currency">
            <text:p>€ 3,00</text:p>
          </table:table-cell>
          <table:table-cell table:formula="of:=SUM([.C8]/[.B8])" office:value-type="currency" office:currency="EUR" office:value="0.03" calcext:value-type="currency">
            <text:p>€ 0,03</text:p>
          </table:table-cell>
        </table:table-row>
        <table:table-row table:style-name="ro1">
          <table:table-cell office:value-type="string" calcext:value-type="string">
            <text:p>Luppolo Comet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2.5" calcext:value-type="currency">
            <text:p>€ 2,50</text:p>
          </table:table-cell>
          <table:table-cell table:formula="of:=SUM([.C9]/[.B9])" office:value-type="currency" office:currency="EUR" office:value="0.025" calcext:value-type="currency">
            <text:p>€ 0,03</text:p>
          </table:table-cell>
        </table:table-row>
        <table:table-row table:style-name="ro1">
          <table:table-cell table:number-columns-repeated="3"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3"/>
          <table:table-cell table:style-name="ce111"/>
          <table:table-cell table:number-columns-repeated="2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pezie ecc" table:style-name="ta1">
        <table:table-column table:style-name="co10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9"/>
        <table:table-row table:style-name="ro1">
          <table:table-cell table:style-name="ce112" office:value-type="string" calcext:value-type="string">
            <text:p>nome spezia</text:p>
          </table:table-cell>
          <table:table-cell table:style-name="ce110" office:value-type="string" calcext:value-type="string">
            <text:p>quantità</text:p>
          </table:table-cell>
          <table:table-cell table:style-name="ce110" office:value-type="string" calcext:value-type="string">
            <text:p>unità di misura</text:p>
          </table:table-cell>
          <table:table-cell table:style-name="ce119" office:value-type="string" calcext:value-type="string">
            <text:p>prezzo unitario</text:p>
          </table:table-cell>
          <table:table-cell office:value-type="string" calcext:value-type="string">
            <text:p>prezzo al G</text:p>
          </table:table-cell>
        </table:table-row>
        <table:table-row table:style-name="ro1">
          <table:table-cell table:style-name="ce112" office:value-type="string" calcext:value-type="string">
            <text:p>fave di cacao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22" calcext:value-type="currency">
            <text:p>€ 22,00</text:p>
          </table:table-cell>
          <table:table-cell table:formula="of:=SUM([.D2]/[.B2])" office:value-type="currency" office:currency="EUR" office:value="0.022" calcext:value-type="currency">
            <text:p>€ 0,02</text:p>
          </table:table-cell>
        </table:table-row>
        <table:table-row table:style-name="ro1">
          <table:table-cell table:style-name="ce110" office:value-type="string" calcext:value-type="string">
            <text:p>fragole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4.5" calcext:value-type="currency">
            <text:p>€ 4,50</text:p>
          </table:table-cell>
          <table:table-cell table:style-name="ce123" table:formula="of:=SUM([.D3]/[.B3])" office:value-type="currency" office:currency="EUR" office:value="0.0045" calcext:value-type="currency">
            <text:p>€ 0,004500</text:p>
          </table:table-cell>
        </table:table-row>
        <table:table-row table:style-name="ro1">
          <table:table-cell table:style-name="ce110" office:value-type="string" calcext:value-type="string">
            <text:p>ciliegie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7" calcext:value-type="currency">
            <text:p>€ 7,00</text:p>
          </table:table-cell>
          <table:table-cell table:formula="of:=SUM([.D4]/[.B4])" office:value-type="currency" office:currency="EUR" office:value="0.007" calcext:value-type="currency">
            <text:p>€ 0,01</text:p>
          </table:table-cell>
        </table:table-row>
        <table:table-row table:style-name="ro1">
          <table:table-cell table:style-name="ce110" office:value-type="string" calcext:value-type="string">
            <text:p>pesche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1.33" calcext:value-type="currency">
            <text:p>€ 1,33</text:p>
          </table:table-cell>
          <table:table-cell table:style-name="ce108" table:formula="of:=SUM([.D5]/[.B5])" office:value-type="currency" office:currency="EUR" office:value="0.00133" calcext:value-type="currency">
            <text:p>€ 0,0013300</text:p>
          </table:table-cell>
        </table:table-row>
        <table:table-row table:style-name="ro1">
          <table:table-cell table:style-name="ce110" office:value-type="string" calcext:value-type="string">
            <text:p>lamponi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14.99" calcext:value-type="currency">
            <text:p>€ 14,99</text:p>
          </table:table-cell>
          <table:table-cell table:formula="of:=SUM([.D6]/[.B6])" office:value-type="currency" office:currency="EUR" office:value="0.01499" calcext:value-type="currency">
            <text:p>€ 0,01</text:p>
          </table:table-cell>
        </table:table-row>
        <table:table-row table:style-name="ro1">
          <table:table-cell table:style-name="ce110" office:value-type="string" calcext:value-type="string">
            <text:p>ibisco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9" calcext:value-type="currency">
            <text:p>€ 9,00</text:p>
          </table:table-cell>
          <table:table-cell table:formula="of:=SUM([.D7]/[.B7])" office:value-type="currency" office:currency="EUR" office:value="0.06" calcext:value-type="currency">
            <text:p>€ 0,06</text:p>
          </table:table-cell>
        </table:table-row>
        <table:table-row table:style-name="ro1">
          <table:table-cell table:number-columns-repeated="4"/>
          <table:table-cell table:formula="of:=SUM([.D8]/[.B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3]/[.B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4]/[.B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5]/[.B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6]/[.B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7]/[.B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8]/[.B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9]/[.B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0]/[.B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1]/[.B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2]/[.B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3]/[.B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4]/[.B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5]/[.B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6]/[.B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7]/[.B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8]/[.B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9]/[.B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0]/[.B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1]/[.B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2]/[.B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3]/[.B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4]/[.B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5]/[.B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6]/[.B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7]/[.B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8]/[.B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9]/[.B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0]/[.B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1]/[.B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2]/[.B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3]/[.B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4]/[.B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5]/[.B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6]/[.B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7]/[.B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8]/[.B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9]/[.B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0]/[.B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1]/[.B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2]/[.B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3]/[.B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4]/[.B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5]/[.B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6]/[.B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7]/[.B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8]/[.B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9]/[.B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0]/[.B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1]/[.B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2]/[.B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3]/[.B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4]/[.B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5]/[.B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6]/[.B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7]/[.B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8]/[.B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9]/[.B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0]/[.B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1]/[.B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2]/[.B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3]/[.B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4]/[.B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5]/[.B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6]/[.B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7]/[.B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8]/[.B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9]/[.B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0]/[.B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1]/[.B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2]/[.B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3]/[.B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4]/[.B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5]/[.B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6]/[.B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7]/[.B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8]/[.B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9]/[.B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0]/[.B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1]/[.B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2]/[.B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3]/[.B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4]/[.B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5]/[.B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6]/[.B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7]/[.B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8]/[.B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9]/[.B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0]/[.B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1]/[.B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2]/[.B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3]/[.B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4]/[.B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5]/[.B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6]/[.B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7]/[.B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8]/[.B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9]/[.B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0]/[.B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1]/[.B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2]/[.B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3]/[.B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4]/[.B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5]/[.B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6]/[.B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7]/[.B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8]/[.B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9]/[.B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0]/[.B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1]/[.B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2]/[.B132])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listinomalti" table:target-range-address="'costo dei malti'.A1:'costo dei malti'.D274" table:on-update-keep-styles="true" table:on-update-keep-size="false"/>
        <table:database-range table:name="__Anonymous_Sheet_DB__2" table:target-range-address="'costo dei malti'.A2:'costo dei malti'.D32">
          <table:sort>
            <table:sort-by table:field-number="0" table:data-type="automatic"/>
          </table:sort>
        </table:database-range>
        <table:database-range table:name="__Anonymous_Sheet_DB__3" table:target-range-address="'costo lievito'.E8:'costo lievito'.F2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osto luppolo'.A2:'costo luppolo'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115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1:17:48.540175936</meta:creation-date>
    <meta:editing-duration>PT17M</meta:editing-duration>
    <meta:editing-cycles>2</meta:editing-cycles>
    <meta:generator>LibreOffice/7.4.7.2$Linux_X86_64 LibreOffice_project/40$Build-2</meta:generator>
    <dc:title>calcolo costo della birra</dc:title>
    <dc:date>2024-05-24T21:34:48.653637696</dc:date>
    <meta:document-statistic meta:table-count="6" meta:cell-count="447" meta:object-count="0"/>
    <meta:template xlink:type="simple" xlink:actuate="onRequest" xlink:title="calcolo costo della birra" xlink:href="../../../Modelli/calcolo%20costo%20della%20birra.ots" meta:date="2024-05-24T21:17:48.025004874"/>
  </office:meta>
</office:document-meta>
</file>